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4f53f" officeooo:paragraph-rsid="0014f53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b 1, Samuel Peers (sampe354) and Medhanie Aregawi (medwe277)</text:p>
      <text:p text:style-name="P1"/>
      <text:p text:style-name="P1">1) List all employees, i.e. all tuples in theJBEMPLOYEE relation.</text:p>
      <text:p text:style-name="P1"/>
      <text:p text:style-name="P1">mysql&gt; select * from jbemployee;</text:p>
      <text:p text:style-name="P1">+------+--------------------+--------+---------+-----------+-----------+</text:p>
      <text:p text:style-name="P1">| id <text:s text:c="2"/>| name <text:s text:c="14"/>| salary | manager | birthyear | startyear |</text:p>
      <text:p text:style-name="P1">+------+--------------------+--------+---------+-----------+-----------+</text:p>
      <text:p text:style-name="P1">| <text:s text:c="2"/>10 | Ross, Stanley <text:s text:c="5"/>| <text:s/>15908 | <text:s text:c="4"/>199 | <text:s text:c="5"/>1927 | <text:s text:c="5"/>1945 |</text:p>
      <text:p text:style-name="P1">| <text:s text:c="2"/>11 | Ross, Stuart <text:s text:c="6"/>| <text:s/>12067 | <text:s text:c="3"/>NULL | <text:s text:c="5"/>1931 | <text:s text:c="5"/>1932 |</text:p>
      <text:p text:style-name="P1">| <text:s text:c="2"/>13 | Edwards, Peter <text:s text:c="4"/>| <text:s text:c="2"/>9000 | <text:s text:c="4"/>199 | <text:s text:c="5"/>1928 | <text:s text:c="5"/>1958 |</text:p>
      <text:p text:style-name="P1">| <text:s text:c="2"/>26 | Thompson, Bob <text:s text:c="5"/>| <text:s/>13000 | <text:s text:c="4"/>199 | <text:s text:c="5"/>1930 | <text:s text:c="5"/>1970 |</text:p>
      <text:p text:style-name="P1">| <text:s text:c="2"/>32 | Smythe, Carol <text:s text:c="5"/>| <text:s text:c="2"/>9050 | <text:s text:c="4"/>199 | <text:s text:c="5"/>1929 | <text:s text:c="5"/>1967 |</text:p>
      <text:p text:style-name="P1">| <text:s text:c="2"/>33 | Hayes, Evelyn <text:s text:c="5"/>| <text:s/>10100 | <text:s text:c="4"/>199 | <text:s text:c="5"/>1931 | <text:s text:c="5"/>1963 |</text:p>
      <text:p text:style-name="P1">| <text:s text:c="2"/>35 | Evans, Michael <text:s text:c="4"/>| <text:s text:c="2"/>5000 | <text:s text:c="5"/>32 | <text:s text:c="5"/>1952 | <text:s text:c="5"/>1974 |</text:p>
      <text:p text:style-name="P1">| <text:s text:c="2"/>37 | Raveen, Lemont <text:s text:c="4"/>| <text:s/>11985 | <text:s text:c="5"/>26 | <text:s text:c="5"/>1950 | <text:s text:c="5"/>1974 |</text:p>
      <text:p text:style-name="P1">| <text:s text:c="2"/>55 | James, Mary <text:s text:c="7"/>| <text:s/>12000 | <text:s text:c="4"/>199 | <text:s text:c="5"/>1920 | <text:s text:c="5"/>1969 |</text:p>
      <text:p text:style-name="P1">| <text:s text:c="2"/>98 | Williams, Judy <text:s text:c="4"/>| <text:s text:c="2"/>9000 | <text:s text:c="4"/>199 | <text:s text:c="5"/>1935 | <text:s text:c="5"/>1969 |</text:p>
      <text:p text:style-name="P1">| <text:s/>129 | Thomas, Tom <text:s text:c="7"/>| <text:s/>10000 | <text:s text:c="4"/>199 | <text:s text:c="5"/>1941 | <text:s text:c="5"/>1962 |</text:p>
      <text:p text:style-name="P1">| <text:s/>157 | Jones, Tim <text:s text:c="8"/>| <text:s/>12000 | <text:s text:c="4"/>199 | <text:s text:c="5"/>1940 | <text:s text:c="5"/>1960 |</text:p>
      <text:p text:style-name="P1">| <text:s/>199 | Bullock, J.D. <text:s text:c="5"/>| <text:s/>27000 | <text:s text:c="3"/>NULL | <text:s text:c="5"/>1920 | <text:s text:c="5"/>1920 |</text:p>
      <text:p text:style-name="P1">| <text:s/>215 | Collins, Joanne <text:s text:c="3"/>| <text:s text:c="2"/>7000 | <text:s text:c="5"/>10 | <text:s text:c="5"/>1950 | <text:s text:c="5"/>1971 |</text:p>
      <text:p text:style-name="P1">| <text:s/>430 | Brunet, Paul C. <text:s text:c="3"/>| <text:s/>17674 | <text:s text:c="4"/>129 | <text:s text:c="5"/>1938 | <text:s text:c="5"/>1959 |</text:p>
      <text:p text:style-name="P1">| <text:s/>843 | Schmidt, Herman <text:s text:c="3"/>| <text:s/>11204 | <text:s text:c="5"/>26 | <text:s text:c="5"/>1936 | <text:s text:c="5"/>1956 |</text:p>
      <text:p text:style-name="P1">| <text:s/>994 | Iwano, Masahiro <text:s text:c="3"/>| <text:s/>15641 | <text:s text:c="4"/>129 | <text:s text:c="5"/>1944 | <text:s text:c="5"/>1970 |</text:p>
      <text:p text:style-name="P1">| 1110 | Smith, Paul <text:s text:c="7"/>| <text:s text:c="2"/>6000 | <text:s text:c="5"/>33 | <text:s text:c="5"/>1952 | <text:s text:c="5"/>1973 |</text:p>
      <text:p text:style-name="P1">| 1330 | Onstad, Richard <text:s text:c="3"/>| <text:s text:c="2"/>8779 | <text:s text:c="5"/>13 | <text:s text:c="5"/>1952 | <text:s text:c="5"/>1971 |</text:p>
      <text:p text:style-name="P1">| 1523 | Zugnoni, Arthur A. | <text:s/>19868 | <text:s text:c="4"/>129 | <text:s text:c="5"/>1928 | <text:s text:c="5"/>1949 |</text:p>
      <text:p text:style-name="P1">| 1639 | Choy, Wanda <text:s text:c="7"/>| <text:s/>11160 | <text:s text:c="5"/>55 | <text:s text:c="5"/>1947 | <text:s text:c="5"/>1970 |</text:p>
      <text:p text:style-name="P1">| 2398 | Wallace, Maggie J. | <text:s text:c="2"/>7880 | <text:s text:c="5"/>26 | <text:s text:c="5"/>1940 | <text:s text:c="5"/>1959 |</text:p>
      <text:p text:style-name="P1">| 4901 | Bailey, Chas M. <text:s text:c="3"/>| <text:s text:c="2"/>8377 | <text:s text:c="5"/>32 | <text:s text:c="5"/>1956 | <text:s text:c="5"/>1975 |</text:p>
      <text:p text:style-name="P1">| 5119 | Bono, Sonny <text:s text:c="7"/>| <text:s/>13621 | <text:s text:c="5"/>55 | <text:s text:c="5"/>1939 | <text:s text:c="5"/>1963 |</text:p>
      <text:p text:style-name="P1">| 5219 | Schwarz, Jason B. <text:s/>| <text:s/>13374 | <text:s text:c="5"/>33 | <text:s text:c="5"/>1944 | <text:s text:c="5"/>1959 |</text:p>
      <text:p text:style-name="P1">+------+--------------------+--------+---------+-----------+-----------+</text:p>
      <text:p text:style-name="P1">25 rows in set (0.00 sec)</text:p>
      <text:p text:style-name="P1"/>
      <text:p text:style-name="P1"/>
      <text:p text:style-name="P1">2) List the name of all departments in alphabetical order. Note: by “name” we mean the NAME attribute for all tuples in the JBDEPT relation.</text:p>
      <text:p text:style-name="P1"/>
      <text:p text:style-name="P1">mysql&gt; select name from jbdept order by name;</text:p>
      <text:p text:style-name="P1">+------------------+</text:p>
      <text:p text:style-name="P1">| name <text:s text:c="12"/>|</text:p>
      <text:p text:style-name="P1">+------------------+</text:p>
      <text:p text:style-name="P1">| Bargain <text:s text:c="9"/>|</text:p>
      <text:p text:style-name="P1">| Book <text:s text:c="12"/>|</text:p>
      <text:p text:style-name="P1">| Candy <text:s text:c="11"/>|</text:p>
      <text:p text:style-name="P1">| Children's <text:s text:c="6"/>|</text:p>
      <text:p text:style-name="P1">| Children's <text:s text:c="6"/>|</text:p>
      <text:p text:style-name="P1">| Furniture <text:s text:c="7"/>|</text:p>
      <text:p text:style-name="P1">| Giftwrap <text:s text:c="8"/>|</text:p>
      <text:p text:style-name="P1">| Jewelry <text:s text:c="9"/>|</text:p>
      <text:p text:style-name="P1"><text:soft-page-break/>| Junior Miss <text:s text:c="5"/>|</text:p>
      <text:p text:style-name="P1">| Junior's <text:s text:c="8"/>|</text:p>
      <text:p text:style-name="P1">| Linens <text:s text:c="10"/>|</text:p>
      <text:p text:style-name="P1">| Major Appliances |</text:p>
      <text:p text:style-name="P1">| Men's <text:s text:c="11"/>|</text:p>
      <text:p text:style-name="P1">| Sportswear <text:s text:c="6"/>|</text:p>
      <text:p text:style-name="P1">| Stationary <text:s text:c="6"/>|</text:p>
      <text:p text:style-name="P1">| Toys <text:s text:c="12"/>|</text:p>
      <text:p text:style-name="P1">| Women's <text:s text:c="9"/>|</text:p>
      <text:p text:style-name="P1">| Women's <text:s text:c="9"/>|</text:p>
      <text:p text:style-name="P1">| Women's <text:s text:c="9"/>|</text:p>
      <text:p text:style-name="P1">+------------------+</text:p>
      <text:p text:style-name="P1">19 rows in set (0.00 sec)</text:p>
      <text:p text:style-name="P1"/>
      <text:p text:style-name="P1"/>
      <text:p text:style-name="P1">3) What parts are not in store, i.e. QOH =0? (QOH = Quantity On Hand)</text:p>
      <text:p text:style-name="P1"/>
      <text:p text:style-name="P1">mysql&gt; select * from jbparts where qoh=0;</text:p>
      <text:p text:style-name="P1">+----+-------------------+-------+--------+------+</text:p>
      <text:p text:style-name="P1">| id | name <text:s text:c="13"/>| color | weight | qoh <text:s/>|</text:p>
      <text:p text:style-name="P1">+----+-------------------+-------+--------+------+</text:p>
      <text:p text:style-name="P1">| 11 | card reader <text:s text:c="6"/>| gray <text:s/>| <text:s text:c="3"/>327 | <text:s text:c="3"/>0 |</text:p>
      <text:p text:style-name="P1">| 12 | card punch <text:s text:c="7"/>| gray <text:s/>| <text:s text:c="3"/>427 | <text:s text:c="3"/>0 |</text:p>
      <text:p text:style-name="P1">| 13 | paper tape reader | black | <text:s text:c="3"/>107 | <text:s text:c="3"/>0 |</text:p>
      <text:p text:style-name="P1">| 14 | paper tape punch <text:s/>| black | <text:s text:c="3"/>147 | <text:s text:c="3"/>0 |</text:p>
      <text:p text:style-name="P1">+----+-------------------+-------+--------+------+</text:p>
      <text:p text:style-name="P1">4 rows in set (0.01 sec)</text:p>
      <text:p text:style-name="P1"/>
      <text:p text:style-name="P1"/>
      <text:p text:style-name="P1">4) Which employees have a salary between 9000(included) and 10000(included)?</text:p>
      <text:p text:style-name="P1"/>
      <text:p text:style-name="P1">mysql&gt; select * from jbemployee where 9000 &lt;= salary AND salary <text:s/>&lt;= 10000; </text:p>
      <text:p text:style-name="P1">+-----+----------------+--------+---------+-----------+-----------+</text:p>
      <text:p text:style-name="P1">| id <text:s/>| name <text:s text:c="10"/>| salary | manager | birthyear | startyear |</text:p>
      <text:p text:style-name="P1">+-----+----------------+--------+---------+-----------+-----------+</text:p>
      <text:p text:style-name="P1">| <text:s/>13 | Edwards, Peter | <text:s text:c="2"/>9000 | <text:s text:c="4"/>199 | <text:s text:c="5"/>1928 | <text:s text:c="5"/>1958 |</text:p>
      <text:p text:style-name="P1">| <text:s/>32 | Smythe, Carol <text:s/>| <text:s text:c="2"/>9050 | <text:s text:c="4"/>199 | <text:s text:c="5"/>1929 | <text:s text:c="5"/>1967 |</text:p>
      <text:p text:style-name="P1">| <text:s/>98 | Williams, Judy | <text:s text:c="2"/>9000 | <text:s text:c="4"/>199 | <text:s text:c="5"/>1935 | <text:s text:c="5"/>1969 |</text:p>
      <text:p text:style-name="P1">| 129 | Thomas, Tom <text:s text:c="3"/>| <text:s/>10000 | <text:s text:c="4"/>199 | <text:s text:c="5"/>1941 | <text:s text:c="5"/>1962 |</text:p>
      <text:p text:style-name="P1">+-----+----------------+--------+---------+-----------+-----------+</text:p>
      <text:p text:style-name="P1">4 rows in set (0.00 sec)</text:p>
      <text:p text:style-name="P1"/>
      <text:p text:style-name="P1"/>
      <text:p text:style-name="P1">5) What was the age of each employee when they started working (STARTYEAR)?</text:p>
      <text:p text:style-name="P1"/>
      <text:p text:style-name="P1">mysql&gt; select name, (startyear-birthyear) as age <text:s/>from jbemployee;</text:p>
      <text:p text:style-name="P1">+--------------------+------+</text:p>
      <text:p text:style-name="P1">| name <text:s text:c="14"/>| age <text:s/>|</text:p>
      <text:p text:style-name="P1">+--------------------+------+</text:p>
      <text:p text:style-name="P1">| Ross, Stanley <text:s text:c="5"/>| <text:s text:c="2"/>18 |</text:p>
      <text:p text:style-name="P1">| Ross, Stuart <text:s text:c="6"/>| <text:s text:c="3"/>1 |</text:p>
      <text:p text:style-name="P1">| Edwards, Peter <text:s text:c="4"/>| <text:s text:c="2"/>30 |</text:p>
      <text:p text:style-name="P1"><text:soft-page-break/>| Thompson, Bob <text:s text:c="5"/>| <text:s text:c="2"/>40 |</text:p>
      <text:p text:style-name="P1">| Smythe, Carol <text:s text:c="5"/>| <text:s text:c="2"/>38 |</text:p>
      <text:p text:style-name="P1">| Hayes, Evelyn <text:s text:c="5"/>| <text:s text:c="2"/>32 |</text:p>
      <text:p text:style-name="P1">| Evans, Michael <text:s text:c="4"/>| <text:s text:c="2"/>22 |</text:p>
      <text:p text:style-name="P1">| Raveen, Lemont <text:s text:c="4"/>| <text:s text:c="2"/>24 |</text:p>
      <text:p text:style-name="P1">| James, Mary <text:s text:c="7"/>| <text:s text:c="2"/>49 |</text:p>
      <text:p text:style-name="P1">| Williams, Judy <text:s text:c="4"/>| <text:s text:c="2"/>34 |</text:p>
      <text:p text:style-name="P1">| Thomas, Tom <text:s text:c="7"/>| <text:s text:c="2"/>21 |</text:p>
      <text:p text:style-name="P1">| Jones, Tim <text:s text:c="8"/>| <text:s text:c="2"/>20 |</text:p>
      <text:p text:style-name="P1">| Bullock, J.D. <text:s text:c="5"/>| <text:s text:c="3"/>0 |</text:p>
      <text:p text:style-name="P1">| Collins, Joanne <text:s text:c="3"/>| <text:s text:c="2"/>21 |</text:p>
      <text:p text:style-name="P1">| Brunet, Paul C. <text:s text:c="3"/>| <text:s text:c="2"/>21 |</text:p>
      <text:p text:style-name="P1">| Schmidt, Herman <text:s text:c="3"/>| <text:s text:c="2"/>20 |</text:p>
      <text:p text:style-name="P1">| Iwano, Masahiro <text:s text:c="3"/>| <text:s text:c="2"/>26 |</text:p>
      <text:p text:style-name="P1">| Smith, Paul <text:s text:c="7"/>| <text:s text:c="2"/>21 |</text:p>
      <text:p text:style-name="P1">| Onstad, Richard <text:s text:c="3"/>| <text:s text:c="2"/>19 |</text:p>
      <text:p text:style-name="P1">| Zugnoni, Arthur A. | <text:s text:c="2"/>21 |</text:p>
      <text:p text:style-name="P1">| Choy, Wanda <text:s text:c="7"/>| <text:s text:c="2"/>23 |</text:p>
      <text:p text:style-name="P1">| Wallace, Maggie J. | <text:s text:c="2"/>19 |</text:p>
      <text:p text:style-name="P1">| Bailey, Chas M. <text:s text:c="3"/>| <text:s text:c="2"/>19 |</text:p>
      <text:p text:style-name="P1">| Bono, Sonny <text:s text:c="7"/>| <text:s text:c="2"/>24 |</text:p>
      <text:p text:style-name="P1">| Schwarz, Jason B. <text:s/>| <text:s text:c="2"/>15 |</text:p>
      <text:p text:style-name="P1">+--------------------+------+</text:p>
      <text:p text:style-name="P1">25 rows in set (0.00 sec)</text:p>
      <text:p text:style-name="P1"/>
      <text:p text:style-name="P1"/>
      <text:p text:style-name="P1">6) Which employees have a last name ending with “son”?</text:p>
      <text:p text:style-name="P1"/>
      <text:p text:style-name="P1">mysql&gt; select * from jbemployee where name like '%son,%';</text:p>
      <text:p text:style-name="P1">+----+---------------+--------+---------+-----------+-----------+</text:p>
      <text:p text:style-name="P1">| id | name <text:s text:c="9"/>| salary | manager | birthyear | startyear |</text:p>
      <text:p text:style-name="P1">+----+---------------+--------+---------+-----------+-----------+</text:p>
      <text:p text:style-name="P1">| 26 | Thompson, Bob | <text:s/>13000 | <text:s text:c="4"/>199 | <text:s text:c="5"/>1930 | <text:s text:c="5"/>1970 |</text:p>
      <text:p text:style-name="P1">+----+---------------+--------+---------+-----------+-----------+</text:p>
      <text:p text:style-name="P1">1 row in set (0.01 sec)</text:p>
      <text:p text:style-name="P1"/>
      <text:p text:style-name="P1"/>
      <text:p text:style-name="P1">7) Which items (note items, not parts) have been delivered by a supplier called Fisher-Price? Formulate this query using a subquery in the where-clause.</text:p>
      <text:p text:style-name="P1"/>
      <text:p text:style-name="P1">mysql&gt; select * from jbitem where supplier in (select id from jbsupplier where name='fisher-price');</text:p>
      <text:p text:style-name="P1">+-----+-----------------+------+-------+------+----------+</text:p>
      <text:p text:style-name="P1">| id <text:s/>| name <text:s text:c="11"/>| dept | price | qoh <text:s/>| supplier |</text:p>
      <text:p text:style-name="P1">+-----+-----------------+------+-------+------+----------+</text:p>
      <text:p text:style-name="P1">| <text:s/>43 | Maze <text:s text:c="11"/>| <text:s text:c="2"/>49 | <text:s text:c="2"/>325 | <text:s/>200 | <text:s text:c="6"/>89 |</text:p>
      <text:p text:style-name="P1">| 107 | The 'Feel' Book | <text:s text:c="2"/>35 | <text:s text:c="2"/>225 | <text:s/>225 | <text:s text:c="6"/>89 |</text:p>
      <text:p text:style-name="P1">| 119 | Squeeze Ball <text:s text:c="3"/>| <text:s text:c="2"/>49 | <text:s text:c="2"/>250 | <text:s/>400 | <text:s text:c="6"/>89 |</text:p>
      <text:p text:style-name="P1">+-----+-----------------+------+-------+------+----------+</text:p>
      <text:p text:style-name="P1">3 rows in set (0.00 sec)</text:p>
      <text:p text:style-name="P1"/>
      <text:p text:style-name="P1"/>
      <text:p text:style-name="P1">8) Formulate the same query as above, but without a subquery.</text:p>
      <text:p text:style-name="P1"><text:soft-page-break/></text:p>
      <text:p text:style-name="P1">mysql&gt; select id,name,dept,price,qoh,supplier from jbitem i, jbsupplier s where (i.supplier = s.id) AND (s.name = 'fisher-price');</text:p>
      <text:p text:style-name="P1">+-----+-----------------+------+-------+------+----------+</text:p>
      <text:p text:style-name="P1">| id <text:s/>| name <text:s text:c="11"/>| dept | price | qoh <text:s/>| supplier | </text:p>
      <text:p text:style-name="P1">+-----+-----------------+------+-------+------+----------+</text:p>
      <text:p text:style-name="P1">| <text:s/>43 | Maze <text:s text:c="11"/>| <text:s text:c="2"/>49 | <text:s text:c="2"/>325 | <text:s/>200 | <text:s text:c="6"/>89 | </text:p>
      <text:p text:style-name="P1">| 107 | The 'Feel' Book | <text:s text:c="2"/>35 | <text:s text:c="2"/>225 | <text:s/>225 | <text:s text:c="6"/>89 | </text:p>
      <text:p text:style-name="P1">| 119 | Squeeze Ball <text:s text:c="3"/>| <text:s text:c="2"/>49 | <text:s text:c="2"/>250 | <text:s/>400 | <text:s text:c="6"/>89 | </text:p>
      <text:p text:style-name="P1">+-----+-----------------+------+-------+------+----------+</text:p>
      <text:p text:style-name="P1">3 rows in set (0.00 sec)</text:p>
      <text:p text:style-name="P1"/>
      <text:p text:style-name="P1"/>
      <text:p text:style-name="P1">9) Show all cities that have suppliers located in them. Formulate this query using asubquery in the where-clause.</text:p>
      <text:p text:style-name="P1"/>
      <text:p text:style-name="P1">mysql&gt; select * from jbcity where id in (select city from jbsupplier);</text:p>
      <text:p text:style-name="P1">+-----+----------------+-------+</text:p>
      <text:p text:style-name="P1">| id <text:s/>| name <text:s text:c="10"/>| state |</text:p>
      <text:p text:style-name="P1">+-----+----------------+-------+</text:p>
      <text:p text:style-name="P1">| <text:s/>10 | Amherst <text:s text:c="7"/>| Mass <text:s/>|</text:p>
      <text:p text:style-name="P1">| <text:s/>21 | Boston <text:s text:c="8"/>| Mass <text:s/>|</text:p>
      <text:p text:style-name="P1">| 100 | New York <text:s text:c="6"/>| NY <text:s text:c="3"/>|</text:p>
      <text:p text:style-name="P1">| 106 | White Plains <text:s text:c="2"/>| Neb <text:s text:c="2"/>|</text:p>
      <text:p text:style-name="P1">| 118 | Hickville <text:s text:c="5"/>| Okla <text:s/>|</text:p>
      <text:p text:style-name="P1">| 303 | Atlanta <text:s text:c="7"/>| Ga <text:s text:c="3"/>|</text:p>
      <text:p text:style-name="P1">| 537 | Madison <text:s text:c="7"/>| Wisc <text:s/>|</text:p>
      <text:p text:style-name="P1">| 609 | Paxton <text:s text:c="8"/>| Ill <text:s text:c="2"/>|</text:p>
      <text:p text:style-name="P1">| 752 | Dallas <text:s text:c="8"/>| Tex <text:s text:c="2"/>|</text:p>
      <text:p text:style-name="P1">| 802 | Denver <text:s text:c="8"/>| Colo <text:s/>|</text:p>
      <text:p text:style-name="P1">| 841 | Salt Lake City | Utah <text:s/>|</text:p>
      <text:p text:style-name="P1">| 900 | Los Angeles <text:s text:c="3"/>| Calif |</text:p>
      <text:p text:style-name="P1">| 921 | San Diego <text:s text:c="5"/>| Calif |</text:p>
      <text:p text:style-name="P1">| 941 | San Francisco <text:s/>| Calif |</text:p>
      <text:p text:style-name="P1">| 981 | Seattle <text:s text:c="7"/>| Wash <text:s/>|</text:p>
      <text:p text:style-name="P1">+-----+----------------+-------+</text:p>
      <text:p text:style-name="P1">15 rows in set (0.01 sec)</text:p>
      <text:p text:style-name="P1"/>
      <text:p text:style-name="P1"/>
      <text:p text:style-name="P1">10)What is the name and color of the parts that are heavier than a card reader? Formulate this query using a subquery in the where-clause. (The SQL query mustnot contain the weight as a constant.)</text:p>
      <text:p text:style-name="P1"/>
      <text:p text:style-name="P1">mysql&gt; select name,color from jbparts where weight &gt; (select weight from jbparts where name = 'card reader'); <text:s/></text:p>
      <text:p text:style-name="P1">+--------------+--------+</text:p>
      <text:p text:style-name="P1">| name <text:s text:c="8"/>| color <text:s/>|</text:p>
      <text:p text:style-name="P1">+--------------+--------+</text:p>
      <text:p text:style-name="P1">| disk drive <text:s text:c="2"/>| black <text:s/>|</text:p>
      <text:p text:style-name="P1">| tape drive <text:s text:c="2"/>| black <text:s/>|</text:p>
      <text:p text:style-name="P1">| line printer | yellow |</text:p>
      <text:p text:style-name="P1">| card punch <text:s text:c="2"/>| gray <text:s text:c="2"/>|</text:p>
      <text:p text:style-name="P1">+--------------+--------+</text:p>
      <text:p text:style-name="P1"><text:soft-page-break/>4 rows in set (0.01 sec)</text:p>
      <text:p text:style-name="P1"/>
      <text:p text:style-name="P1"/>
      <text:p text:style-name="P1">11) Formulate the same query as above, but without a subquery. (The query must not contain the weight as a constant.)</text:p>
      <text:p text:style-name="P1"/>
      <text:p text:style-name="P1">mysql&gt; select partsA.name, partsA.color </text:p>
      <text:p text:style-name="P1"><text:s text:c="4"/>-&gt; from jbparts partsA, jbparts partsB</text:p>
      <text:p text:style-name="P1"><text:s text:c="4"/>-&gt; where (partsA.weight &gt; partsB.weight) AND partsB.name='card reader';</text:p>
      <text:p text:style-name="P1">+--------------+--------+</text:p>
      <text:p text:style-name="P1">| name <text:s text:c="8"/>| color <text:s/>|</text:p>
      <text:p text:style-name="P1">+--------------+--------+</text:p>
      <text:p text:style-name="P1">| disk drive <text:s text:c="2"/>| black <text:s/>|</text:p>
      <text:p text:style-name="P1">| tape drive <text:s text:c="2"/>| black <text:s/>|</text:p>
      <text:p text:style-name="P1">| line printer | yellow |</text:p>
      <text:p text:style-name="P1">| card punch <text:s text:c="2"/>| gray <text:s text:c="2"/>|</text:p>
      <text:p text:style-name="P1">+--------------+--------+</text:p>
      <text:p text:style-name="P1">4 rows in set (0.00 sec)</text:p>
      <text:p text:style-name="P1"/>
      <text:p text:style-name="P1"/>
      <text:p text:style-name="P1">12)What is the average weight of black parts?</text:p>
      <text:p text:style-name="P1"/>
      <text:p text:style-name="P1">mysql&gt; select AVG(weight) Average_Weight from jbparts where color='black';</text:p>
      <text:p text:style-name="P1">+----------------+</text:p>
      <text:p text:style-name="P1">| Average_Weight |</text:p>
      <text:p text:style-name="P1">+----------------+</text:p>
      <text:p text:style-name="P1">| <text:s text:c="6"/>347.2500 |</text:p>
      <text:p text:style-name="P1">+----------------+</text:p>
      <text:p text:style-name="P1">1 row in set (0.00 sec)</text:p>
      <text:p text:style-name="P1"/>
      <text:p text:style-name="P1"/>
      <text:p text:style-name="P1">13) What is the total weight of all partsthateach supplier in Massachusetts (“Mass”)has delivered? Retrieve the name and the total weight for each of these suppliers.Do not forget to take the quantity of delivered parts into account. Note that one row should be returned for each supplier.</text:p>
      <text:p text:style-name="P1"/>
      <text:p text:style-name="P1">mysql&gt; select sr.name, SUM(p.weight*s.quan) from jbparts p, jbsupply s, jbsupplier sr, jbcity c where p.id=s.part AND s.supplier=sr.id AND sr.city=c.id AND c.state='mass' group by sr.name;</text:p>
      <text:p text:style-name="P1">+--------------+----------------------+</text:p>
      <text:p text:style-name="P1">| name <text:s text:c="8"/>| SUM(p.weight*s.quan) |</text:p>
      <text:p text:style-name="P1">+--------------+----------------------+</text:p>
      <text:p text:style-name="P1">| DEC <text:s text:c="9"/>| <text:s text:c="16"/>3120 |</text:p>
      <text:p text:style-name="P1">| Fisher-Price | <text:s text:c="13"/>1135000 |</text:p>
      <text:p text:style-name="P1">+--------------+----------------------+</text:p>
      <text:p text:style-name="P1">2 rows in set (0.00 sec)</text:p>
      <text:p text:style-name="P1"/>
      <text:p text:style-name="P1">14) Create a new relation (a table) that contains the items that cost less than theaverage price for items! Define primary and foreign keys in your table!</text:p>
      <text:p text:style-name="P1"/>
      <text:p text:style-name="P1">mysql&gt; create table ghhjjk(</text:p>
      <text:p text:style-name="P1">id int(11) not null, </text:p>
      <text:p text:style-name="P1">name varchar(20), </text:p>
      <text:p text:style-name="P1">dept int(11) not null, </text:p>
      <text:p text:style-name="P1"><text:soft-page-break/>price int(11), </text:p>
      <text:p text:style-name="P1">qoh int(10), </text:p>
      <text:p text:style-name="P1">supplier int(11) not null, </text:p>
      <text:p text:style-name="P1">PRIMARY KEY (id), </text:p>
      <text:p text:style-name="P1">FOREIGN KEY (supplier) REFERENCES jbsupplier(id), </text:p>
      <text:p text:style-name="P1">FOREIGN KEY (dept) REFERENCES jbdept(id));</text:p>
      <text:p text:style-name="P1"/>
      <text:p text:style-name="P1">mysql&gt; insert into ghhjjk (id,name,dept,price,qoh,supplier)</text:p>
      <text:p text:style-name="P1"><text:s text:c="4"/>-&gt; select * from jbitem where price &lt; (select AVG(price) from jbitem);</text:p>
      <text:p text:style-name="P1">Query OK, 14 rows affected (0.01 sec)</text:p>
      <text:p text:style-name="P1"/>
      <text:p text:style-name="P1"/>
      <text:p text:style-name="P1">15) Create a view that contains the items that cost less than the average price for items! </text:p>
      <text:p text:style-name="P1"/>
      <text:p text:style-name="P1">mysql&gt; create view view_jbitem as(</text:p>
      <text:p text:style-name="P1"><text:s text:c="4"/>-&gt; select * from jbitem where price &lt; (select AVG(price) from jbitem)</text:p>
      <text:p text:style-name="P1"><text:s text:c="4"/>-&gt; );</text:p>
      <text:p text:style-name="P1">Query OK, 0 rows affected (0.01 sec)</text:p>
      <text:p text:style-name="P1"/>
      <text:p text:style-name="P1"/>
      <text:p text:style-name="P1">16) The difference is that the table we created will not be up to date if any changes are made to the other tables. It is static. Whereas the view we</text:p>
      <text:p text:style-name="P1"><text:s text:c="4"/>created will be up to date if changes are made to the other tables. It is dynamic. </text:p>
      <text:p text:style-name="P1"><text:s text:c="4"/>The advantage of both is that we can quickly query multiple tables. If we want to query the</text:p>
      <text:p text:style-name="P1"><text:s text:c="4"/>table/view that we created, we would need but one query as it represents two tables. Without the table/view we would need two queries.</text:p>
      <text:p text:style-name="P1"><text:s text:c="4"/>Another advantage of both is that if we have large tables and we want to see only the information we consider important, we can create a new table or </text:p>
      <text:p text:style-name="P1"><text:s text:c="4"/>view so we may query the important information.</text:p>
      <text:p text:style-name="P1"><text:s text:c="4"/>The advantage of view is that we have security advantages. A user can query a table but cannot not change if they only have advantage to a view.</text:p>
      <text:p text:style-name="P1"><text:s text:c="4"/>It is appropriate to use a table when we wish to alter data, that is, insert data or delete data.</text:p>
      <text:p text:style-name="P1"/>
      <text:p text:style-name="P1">17) Create a view, using only the implicit join notation (i.e. only use where statements but no inner join, right join or left join statements), that calculates the total cost of each sale, by considering price and quantity of each bought item. (To be used for charging customer accounts). The view should contain the sale identifier (debit) and total cost. </text:p>
      <text:p text:style-name="P1"/>
      <text:p text:style-name="P1">mysql&gt; create view vjbsale as (</text:p>
      <text:p text:style-name="P1"><text:s text:c="4"/>-&gt; select item, quantity, price, (price*quantity) as total_price</text:p>
      <text:p text:style-name="P1"><text:s text:c="4"/>-&gt; from jbsale</text:p>
      <text:p text:style-name="P1"><text:s text:c="4"/>-&gt; s, jbitem i <text:s text:c="49"/></text:p>
      <text:p text:style-name="P1"><text:s text:c="4"/>-&gt; where s.item = i.id);</text:p>
      <text:p text:style-name="P1">Query OK, 0 rows affected (0.01 sec)</text:p>
      <text:p text:style-name="P1"/>
      <text:p text:style-name="P1"/>
      <text:p text:style-name="P1">18) Do the same as in (17), using only the explicit join notation, i.e. using only left, right and inner joins but no where statement. Motivate why you use left, right or inner join.</text:p>
      <text:p text:style-name="P1"/>
      <text:p text:style-name="P1">create view bvjsale as ( select item, quantity, price, (price*quantity) as total_price from jbsale s INNER JOIN jbitem i on s.item = i.id);</text:p>
      <text:p text:style-name="P1">Query OK, 0 rows affected (0.00 sec)</text:p>
      <text:p text:style-name="P1"><text:soft-page-break/></text:p>
      <text:p text:style-name="P1">We used inner join as we only want a list of the items and the sales that satisfy the constraint s.item = i.id. Had we used left join (jbitem left join jbsale) we would get all</text:p>
      <text:p text:style-name="P1">the items and, if available, their corresponding sales. If not available we would just get NULL. We would still get the correct total_price as NULL is not included in </text:p>
      <text:p text:style-name="P1">calculations, but with inner join we get more concise information.</text:p>
      <text:p text:style-name="P1"/>
      <text:p text:style-name="P1"/>
      <text:p text:style-name="P1">19) Oh no! An earthquake!</text:p>
      <text:p text:style-name="P1"><text:s text:c="5"/>a) Remove all suppliers in Los Angeles from the table JBSUPPLIER. Hint: This will not work right away and you might have to delete tuples from other tables</text:p>
      <text:p text:style-name="P1"><text:s text:c="8"/>to achieve this (but do not delete more tuples than necessary). Do not remove foreign keys.</text:p>
      <text:p text:style-name="P1"/>
      <text:p text:style-name="P1">mysql&gt; Delete from jbsale</text:p>
      <text:p text:style-name="P1"><text:s text:c="4"/>-&gt; where jbsale.item in(</text:p>
      <text:p text:style-name="P1"><text:s text:c="4"/>-&gt; select jbsale.item</text:p>
      <text:p text:style-name="P1"><text:s text:c="4"/>-&gt; from jbitem i, jbsupplier s, jbcity c</text:p>
      <text:p text:style-name="P1"><text:s text:c="4"/>-&gt; where jbsale.item = i.id AND s.city = c.id AND c.name = 'Los Angeles');</text:p>
      <text:p text:style-name="P1">Query OK, 8 rows affected (0.01 sec)</text:p>
      <text:p text:style-name="P1"/>
      <text:p text:style-name="P1">mysql&gt; Delete from jbitem</text:p>
      <text:p text:style-name="P1"><text:s text:c="4"/>-&gt; where jbitem.id in(</text:p>
      <text:p text:style-name="P1"><text:s text:c="4"/>-&gt; select jbitem.id <text:s text:c="4"/></text:p>
      <text:p text:style-name="P1"><text:s text:c="4"/>-&gt; from jbsupplier s, jbcity c</text:p>
      <text:p text:style-name="P1"><text:s text:c="4"/>-&gt; where jbitem.supplier = s.id AND s.city = c.id AND c.name = 'Los Angeles');</text:p>
      <text:p text:style-name="P1">Query OK, 2 rows affected (0.00 sec)</text:p>
      <text:p text:style-name="P1"/>
      <text:p text:style-name="P1">mysql&gt; Delete from jbsupplier</text:p>
      <text:p text:style-name="P1"><text:s text:c="4"/>-&gt; where jbsupplier.city in(</text:p>
      <text:p text:style-name="P1"><text:s text:c="4"/>-&gt; select jbsupplier.city </text:p>
      <text:p text:style-name="P1"><text:s text:c="4"/>-&gt; from jbcity c</text:p>
      <text:p text:style-name="P1"><text:s text:c="4"/>-&gt; where jbsupplier.city = c.id AND c.name = 'Los Angeles');</text:p>
      <text:p text:style-name="P1"/>
      <text:p text:style-name="P1"/>
      <text:p text:style-name="P1"/>
      <text:p text:style-name="P1"><text:s text:c="5"/>b) Explain what you did and why.</text:p>
      <text:p text:style-name="P1"/>
      <text:p text:style-name="P1">Given that the attribute 'supplier' in the relation 'jbitem' is a foreign key of 'jbsupplier', that is, the values in the attribute 'supplier' are derived from the </text:p>
      <text:p text:style-name="P1">values of the key attribute, 'id', in the 'jbsupplier' relation, if we deleted all the suppliers from Los Angeles in the 'jbsupplier' relation there could potentially</text:p>
      <text:p text:style-name="P1">be tuples in the 'jbitem' relation that reference an id that no longer exists, thus disatisfying a constraint. Hence we would have to delete all the items in 'jbitem that reference</text:p>
      <text:p text:style-name="P1">an id that is linked to a supplier that is linked to the city Los Angeles. This however also causes problems as the primary key 'id' in the relation 'jbitem' provides the values</text:p>
      <text:p text:style-name="P1">in another relation, 'jbsale', called 'item', ie 'item' is a foreign key that references the key 'id' in 'jbitem' Thus we must delete all tuples in the table 'jbsale' where the </text:p>
      <text:p text:style-name="P1">value of 'item' references the 'id' in 'jbitem' that is linked to a supplier that is linked to the city Los Angeles. </text:p>
      <text:p text:style-name="P1">So basically we had to delete all tuples that had values that were foreign keys that were linked to the city Los Angeles. </text:p>
      <text:p text:style-name="P1"/>
      <text:p text:style-name="P1"><text:soft-page-break/></text:p>
      <text:p text:style-name="P1">20) Drop and redefine jbsale_supply to consider suppliers that have delivered items that have never been sold as well.</text:p>
      <text:p text:style-name="P1"/>
      <text:p text:style-name="P1">mysql&gt; create view jbsale_supply(supplier, item, quantity) as(</text:p>
      <text:p text:style-name="P1"><text:s text:c="4"/>-&gt; select jbsupplier.name, jbitem.name, jbsale.quantity</text:p>
      <text:p text:style-name="P1"><text:s text:c="4"/>-&gt; from (jbsupplier join jbitem on jbitem.supplier=jbsupplier.id) left join jbsale on jbitem.id=jbsale.item </text:p>
      <text:p text:style-name="P1"><text:s text:c="4"/>-&gt; );</text:p>
      <text:p text:style-name="P1">Query OK, 0 rows affected (0.01 sec)</text:p>
      <text:p text:style-name="P1"/>
      <text:p text:style-name="P1">mysql&gt; select supplier, sum(quantity) sum from jbsale_supply group by supplier;</text:p>
      <text:p text:style-name="P1">+--------------+------+</text:p>
      <text:p text:style-name="P1">| supplier <text:s text:c="4"/>| sum <text:s/>|</text:p>
      <text:p text:style-name="P1">+--------------+------+</text:p>
      <text:p text:style-name="P1">| Cannon <text:s text:c="6"/>| <text:s text:c="3"/>6 |</text:p>
      <text:p text:style-name="P1">| Fisher-Price | NULL |</text:p>
      <text:p text:style-name="P1">| Koret <text:s text:c="7"/>| <text:s text:c="3"/>1 |</text:p>
      <text:p text:style-name="P1">| Levi-Strauss | <text:s text:c="3"/>1 |</text:p>
      <text:p text:style-name="P1">| Playskool <text:s text:c="3"/>| <text:s text:c="3"/>2 |</text:p>
      <text:p text:style-name="P1">| White Stag <text:s text:c="2"/>| <text:s text:c="3"/>4 |</text:p>
      <text:p text:style-name="P1">| Whitman's <text:s text:c="3"/>| <text:s text:c="3"/>2 |</text:p>
      <text:p text:style-name="P1">+--------------+------+</text:p>
      <text:p text:style-name="P1">7 rows in set (0.01 sec)</text:p>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3T15:11:04.703747207</meta:creation-date>
    <dc:date>2014-11-13T15:11:50.472550598</dc:date>
    <meta:editing-duration>P0D</meta:editing-duration>
    <meta:editing-cycles>1</meta:editing-cycles>
    <meta:document-statistic meta:table-count="0" meta:image-count="0" meta:object-count="0" meta:page-count="8" meta:paragraph-count="291" meta:word-count="2736" meta:character-count="15707" meta:non-whitespace-character-count="11771"/>
    <meta:generator>LibreOffice/4.2.7.2$Linux_X86_64 LibreOffice_project/420m0$Build-2</meta:generator>
  </office:meta>
</office:document-meta>
</file>